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 table:number-rows-repeated="10484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 number:textual="true"/>
      <number:text>-</number:text>
      <number:year/>
    </number:dat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44">
      <number:minutes number:style="long"/>
      <number:text>:</number:text>
      <number:seconds number:style="long" number:decimal-places="1"/>
    </number:time-style>
    <number:date-style style:name="N145">
      <number:day/>
      <number:text>-</number:text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</number:time-style>
    <number:date-style style:name="N149">
      <number:day/>
      <number:text>-</number:text>
      <number:month number:textual="true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21:09:24.1248134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05T21:17:59.489804072</dc:date>
    <meta:editing-cycles>168</meta:editing-cycles>
    <meta:editing-duration>P2DT6H49M12S</meta:editing-duration>
    <meta:generator>LibreOffice/7.2.4.1$NetBSD_X86_64 LibreOffice_project/20$Build-1</meta:generator>
    <meta:document-statistic meta:table-count="1" meta:cell-count="501" meta:object-count="0"/>
    <meta:user-defined meta:name="AppVersion">15.0000</meta:user-defined>
  </office:meta>
</office:document-meta>
</file>